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ize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 under different size run by GNU with default optimization leve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 000</text:p>
          </table:table-cell>
          <table:table-cell table:style-name="ce2" office:value-type="string" calcext:value-type="string">
            <text:p>1 000 000</text:p>
          </table:table-cell>
          <table:table-cell table:style-name="ce2" office:value-type="string" calcext:value-type="string">
            <text:p>100 000 000</text:p>
          </table:table-cell>
        </table:table-row>
        <table:table-row table:style-name="ro1">
          <table:table-cell office:value-type="string" calcext:value-type="string">
            <text:p>loop1</text:p>
          </table:table-cell>
          <table:table-cell table:style-name="ce1" office:value-type="float" office:value="0.000000316457" calcext:value-type="float">
            <text:p>3.16E-07</text:p>
          </table:table-cell>
          <table:table-cell table:style-name="ce1" office:value-type="float" office:value="0.000031082" calcext:value-type="float">
            <text:p>3.11E-05</text:p>
          </table:table-cell>
          <table:table-cell office:value-type="float" office:value="0.0034241" calcext:value-type="float">
            <text:p>0.0034241</text:p>
          </table:table-cell>
          <table:table-cell office:value-type="float" office:value="0.378583" calcext:value-type="float">
            <text:p>0.378583</text:p>
          </table:table-cell>
        </table:table-row>
        <table:table-row table:style-name="ro1">
          <table:table-cell office:value-type="string" calcext:value-type="string">
            <text:p>loop2</text:p>
          </table:table-cell>
          <table:table-cell table:style-name="ce1" office:value-type="float" office:value="0.000000285381" calcext:value-type="float">
            <text:p>2.85E-07</text:p>
          </table:table-cell>
          <table:table-cell table:style-name="ce1" office:value-type="float" office:value="0.0000252888" calcext:value-type="float">
            <text:p>2.53E-05</text:p>
          </table:table-cell>
          <table:table-cell office:value-type="float" office:value="0.00292545" calcext:value-type="float">
            <text:p>0.00292545</text:p>
          </table:table-cell>
          <table:table-cell office:value-type="float" office:value="0.299193" calcext:value-type="float">
            <text:p>0.299193</text:p>
          </table:table-cell>
        </table:table-row>
      </table:table>
      <table:table table:name="optimization-level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ime under different optimization level <text:s/>run by GNU with size of 100 000 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-level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1">
          <table:table-cell office:value-type="string" calcext:value-type="string">
            <text:p>loop1</text:p>
          </table:table-cell>
          <table:table-cell office:value-type="float" office:value="0.378583" calcext:value-type="float">
            <text:p>0.378583</text:p>
          </table:table-cell>
          <table:table-cell office:value-type="float" office:value="0.187991" calcext:value-type="float">
            <text:p>0.187991</text:p>
          </table:table-cell>
          <table:table-cell office:value-type="float" office:value="0.174203" calcext:value-type="float">
            <text:p>0.174203</text:p>
          </table:table-cell>
          <table:table-cell office:value-type="float" office:value="0.150666" calcext:value-type="float">
            <text:p>0.150666</text:p>
          </table:table-cell>
        </table:table-row>
        <table:table-row table:style-name="ro1">
          <table:table-cell office:value-type="string" calcext:value-type="string">
            <text:p>loop2</text:p>
          </table:table-cell>
          <table:table-cell office:value-type="float" office:value="0.299193" calcext:value-type="float">
            <text:p>0.299193</text:p>
          </table:table-cell>
          <table:table-cell office:value-type="float" office:value="0.172342" calcext:value-type="float">
            <text:p>0.172342</text:p>
          </table:table-cell>
          <table:table-cell office:value-type="float" office:value="0.164162" calcext:value-type="float">
            <text:p>0.164162</text:p>
          </table:table-cell>
          <table:table-cell office:value-type="float" office:value="0.132263" calcext:value-type="float">
            <text:p>0.132263</text:p>
          </table:table-cell>
        </table:table-row>
      </table:table>
      <table:table table:name="compiler" table:style-name="ta1">
        <table:table-column table:style-name="co1" table:default-cell-style-name="Default"/>
        <table:table-row table:style-name="ro1">
          <table:table-cell office:value-type="string" calcext:value-type="string">
            <text:p>Time run by different compilers with different opt-levels and size of 100 000 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4T17:21:38.677466141</meta:creation-date>
    <meta:generator>LibreOffice/7.3.5.2$Linux_X86_64 LibreOffice_project/30$Build-2</meta:generator>
    <dc:date>2022-09-14T17:58:40.480781687</dc:date>
    <meta:editing-duration>PT25M44S</meta:editing-duration>
    <meta:editing-cycles>7</meta:editing-cycles>
    <meta:document-statistic meta:table-count="3" meta:cell-count="33" meta:object-count="0"/>
  </office:meta>
</office:document-meta>
</file>